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Aluno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Matricula</text:p>
          </table:table-cell>
          <table:table-cell office:value-type="string">
            <text:p>Nome</text:p>
          </table:table-cell>
          <table:table-cell office:value-type="string">
            <text:p>Requisito1</text:p>
          </table:table-cell>
          <table:table-cell office:value-type="string">
            <text:p>Requisito2</text:p>
          </table:table-cell>
          <table:table-cell office:value-type="string">
            <text:p>Requisito3</text:p>
          </table:table-cell>
          <table:table-cell office:value-type="string">
            <text:p>Requisito4</text:p>
          </table:table-cell>
          <table:table-cell office:value-type="string">
            <text:p>Requisito5</text:p>
          </table:table-cell>
          <table:table-cell office:value-type="string">
            <text:p>Requisito6</text:p>
          </table:table-cell>
          <table:table-cell office:value-type="string">
            <text:p>Requisito7</text:p>
          </table:table-cell>
          <table:table-cell office:value-type="string">
            <text:p>Requisito8</text:p>
          </table:table-cell>
          <table:table-cell office:value-type="string">
            <text:p>Requisito9</text:p>
          </table:table-cell>
          <table:table-cell office:value-type="string">
            <text:p>Requisito10</text:p>
          </table:table-cell>
          <table:table-cell office:value-type="string">
            <text:p>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1</text:p>
          </table:table-cell>
          <table:table-cell office:value-type="string">
            <text:p>IGOR AVILA PEREIRA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table:formula="of:=SUM(C2:L2)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</text:p>
          </table:table-cell>
          <table:table-cell office:value-type="string">
            <text:p>RAFAEL BETITO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table:formula="of:=SUM(C3:L3)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1-09-15T16:53:53.371834</meta:creation-date>
    <dc:date>2021-09-15T16:53:53.420578</dc:date>
    <meta:generator>http://pypi.python.org/pypi/ezodf/0.1.0$Python3.6.9 (default, Jan 26 2021, 15:33:00) 
[GCC 8.4.0]</meta:generator>
    <meta:document-statistic/>
    <meta:editing-cycles>1</meta:editing-cycles>
  </office:meta>
</office:document-meta>
</file>